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5E0000005E513A4C7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75cm" draw:shadow="hidden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ccccff" draw:secondary-fill-color="#3333ff" draw:fill-gradient-name="Linear_20_blue_2f_whit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ahoma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position="0% 100%" fo:font-family="Tahoma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Predefinito">
        <draw:g>
          <draw:path draw:style-name="gr1" draw:text-style-name="P1" draw:layer="layout" svg:width="0.708cm" svg:height="0.706cm" svg:x="2.65cm" svg:y="6.133cm" svg:viewBox="0 0 709 707" svg:d="M709 707c-51 0-103 0-154 0-20-54-41-107-61-161-95 0-189 0-284 0-19 54-39 107-59 161-50 0-101 0-151 0 91-236 183-471 274-707 50 0 100 0 151 0 94 236 189 471 284 707zM447 426c-33-87-66-174-98-261-32 87-64 174-95 261 64 0 128 0 193 0z">
            <text:p/>
          </draw:path>
          <draw:path draw:style-name="gr1" draw:text-style-name="P1" draw:layer="layout" svg:width="0.541cm" svg:height="0.706cm" svg:x="3.433cm" svg:y="6.133cm" svg:viewBox="0 0 542 707" svg:d="M0 707v-707h229c87 0 144 4 170 11 41 10 75 33 102 69 27 35 41 81 41 137 0 44-8 80-24 110-15 29-35 53-60 69-24 17-49 28-74 34-34 7-83 10-148 10h-93v267zM143 120v200h78c57 0 94-4 113-11s34-19 45-35c11-15 16-34 16-54 0-26-8-47-23-64s-34-27-57-31c-17-3-51-5-103-5z">
            <text:p/>
          </draw:path>
          <draw:path draw:style-name="gr1" draw:text-style-name="P1" draw:layer="layout" svg:width="0.541cm" svg:height="0.706cm" svg:x="4.089cm" svg:y="6.133cm" svg:viewBox="0 0 542 707" svg:d="M0 707v-707h229c87 0 144 4 170 11 41 10 75 33 102 69 27 35 41 81 41 137 0 44-8 80-24 110-15 29-35 53-60 69-24 17-49 28-74 34-34 7-83 10-148 10h-93v267zM143 120v200h78c57 0 94-4 113-11s34-19 45-35c11-15 16-34 16-54 0-26-8-47-23-64s-34-27-57-31c-17-3-51-5-103-5z">
            <text:p/>
          </draw:path>
          <draw:path draw:style-name="gr1" draw:text-style-name="P1" draw:layer="layout" svg:width="0.708cm" svg:height="0.706cm" svg:x="4.894cm" svg:y="6.133cm" svg:viewBox="0 0 709 707" svg:d="M709 707c-51 0-103 0-154 0-20-54-41-107-61-161-95 0-189 0-284 0-19 54-39 107-59 161-50 0-101 0-151 0 91-236 183-471 274-707 50 0 100 0 151 0 94 236 189 471 284 707zM447 426c-33-87-66-174-98-261-32 87-64 174-95 261 64 0 128 0 193 0z">
            <text:p/>
          </draw:path>
          <draw:path draw:style-name="gr1" draw:text-style-name="P1" draw:layer="layout" svg:width="0.574cm" svg:height="0.732cm" svg:x="5.64cm" svg:y="6.12cm" svg:viewBox="0 0 575 733" svg:d="M0 490l139-14c8 47 25 81 51 103 25 22 60 33 103 33 46 0 81-10 104-29 23-20 35-43 35-69 0-17-5-31-15-43-9-11-26-22-51-30-16-6-54-16-114-31-76-19-129-43-160-70-43-39-65-87-65-143 0-36 10-69 31-101 20-31 49-55 88-71 38-17 84-25 139-25 88 0 155 20 199 59 45 39 69 91 71 156l-143 5c-6-36-19-62-39-78s-50-24-90-24c-41 0-73 9-96 26-15 10-23 25-23 43 0 17 7 31 21 43 18 15 62 31 131 48 69 16 120 33 153 51 33 17 59 41 78 72 19 30 28 68 28 113 0 40-11 78-34 114-22 35-54 62-95 79s-93 26-154 26c-90 0-158-21-206-62s-77-102-86-181z">
            <text:p/>
          </draw:path>
          <draw:path draw:style-name="gr1" draw:text-style-name="P1" draw:layer="layout" svg:width="0.541cm" svg:height="0.706cm" svg:x="6.333cm" svg:y="6.133cm" svg:viewBox="0 0 542 707" svg:d="M0 707v-707h229c87 0 144 4 170 11 41 10 75 33 102 69 27 35 41 81 41 137 0 44-8 80-24 110-15 29-35 53-60 69-24 17-49 28-74 34-34 7-83 10-148 10h-93v267zM143 120v200h78c57 0 94-4 113-11s34-19 45-35c11-15 16-34 16-54 0-26-8-47-23-64s-34-27-57-31c-17-3-51-5-103-5z">
            <text:p/>
          </draw:path>
          <draw:path draw:style-name="gr1" draw:text-style-name="P1" draw:layer="layout" svg:width="0.135cm" svg:height="0.135cm" svg:x="6.86cm" svg:y="6.704cm" svg:viewBox="0 0 136 136" svg:d="M0 136c0-45 0-91 0-136 45 0 91 0 136 0 0 45 0 91 0 136-45 0-91 0-136 0z">
            <text:p/>
          </draw:path>
          <draw:path draw:style-name="gr1" draw:text-style-name="P1" draw:layer="layout" svg:width="0.562cm" svg:height="0.706cm" svg:x="7.137cm" svg:y="6.133cm" svg:viewBox="0 0 563 707" svg:d="M0 707c0-236 0-471 0-707 46 0 92 0 138 0 98 159 195 317 293 476 0-159 0-317 0-476 44 0 88 0 132 0 0 236 0 471 0 707-48 0-95 0-143 0-96-155-192-311-288-466 0 155 0 311 0 466-44 0-88 0-132 0z">
            <text:p/>
          </draw:path>
          <draw:path draw:style-name="gr1" draw:text-style-name="P1" draw:layer="layout" svg:width="0.537cm" svg:height="0.706cm" svg:x="7.849cm" svg:y="6.133cm" svg:viewBox="0 0 538 707" svg:d="M0 707c0-236 0-471 0-707 175 0 349 0 524 0 0 40 0 80 0 120-127 0-254 0-381 0 0 52 0 104 0 156 118 0 236 0 354 0 0 40 0 80 0 120-118 0-236 0-354 0 0 64 0 127 0 191 132 0 263 0 395 0 0 40 0 80 0 120-179 0-359 0-538 0z">
            <text:p/>
          </draw:path>
          <draw:path draw:style-name="gr1" draw:text-style-name="P1" draw:layer="layout" svg:width="0.56cm" svg:height="0.706cm" svg:x="8.455cm" svg:y="6.133cm" svg:viewBox="0 0 561 707" svg:d="M210 707c0-196 0-391 0-587-70 0-140 0-210 0 0-40 0-80 0-120 187 0 374 0 561 0 0 40 0 80 0 120-69 0-139 0-208 0 0 196 0 391 0 587-48 0-95 0-143 0z">
            <text:p/>
          </draw:path>
        </draw:g>
        <draw:custom-shape draw:style-name="gr2" draw:text-style-name="P2" draw:layer="layout" svg:width="10.002cm" svg:height="5.001cm" svg:x="0.998cm" svg:y="1cm">
          <text:p text:style-name="P2"><text:span text:style-name="T1">MyCourse</text:span></text:p>
          <draw:enhanced-geometry svg:viewBox="0 0 21600 21600" draw:extrusion="true" draw:extrusion-viewpoint="(0cm 0cm 25cm)" draw:extrusion-origin="0 0" draw:extrusion-skew="0 0" draw:extrusion-rotation-angle="0 0" draw:extrusion-depth="1cm 0" draw:extrusion-first-light-direction="(0 -50000 10000)" draw:extrusion-second-light-direction="(0 50000 10000)" dr3d:shade-mode="flat" draw:extrusion-metal="false" draw:extrusion-specularity="122%" draw:extrusion-diffusion="0%" draw:extrusion-color="tru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fade-down" draw:modifiers="3199.43572562158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Aqua" xlink:href="Pictures/100000000000005E0000005E513A4C7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22-04-21T17:42:18.91</meta:creation-date>
    <dc:date>2022-04-21T17:53:30.17</dc:date>
    <meta:editing-duration>PT11M11S</meta:editing-duration>
    <meta:editing-cycles>1</meta:editing-cycles>
    <meta:document-statistic meta:object-count="12"/>
    <meta:generator>OpenOffice/4.1.7$Win32 OpenOffice.org_project/417m1$Build-9800</meta:generator>
  </office:meta>
</office:document-meta>
</file>